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284e"/>
    </style:style>
    <style:style style:name="T3" style:family="text">
      <style:text-properties officeooo:rsid="00167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udent(<text:span text:style-name="T1">student_id</text:span>, first_name [NN], last_name [NN], email [NN][UK], date_of_birth, [NN], <text:span text:style-name="T2">gpa [NN], </text:span><text:span text:style-name="T3">#state_id -&gt; State</text:span>)</text:p>
      <text:p text:style-name="Preformatted_20_Text"/>
      <text:p text:style-name="Preformatted_20_Text">State(<text:span text:style-name="T1">state_id</text:span>, state_name [NN])</text:p>
      <text:p text:style-name="Preformatted_20_Text"/>
      <text:p text:style-name="Preformatted_20_Text">Course(<text:span text:style-name="T1">course_id</text:span>, course_name [NN][UK])</text:p>
      <text:p text:style-name="Preformatted_20_Text"/>
      <text:p text:style-name="Preformatted_20_Text">ExamType(<text:span text:style-name="T1">exam_type_id</text:span>, exam_name [NN][UK])</text:p>
      <text:p text:style-name="Preformatted_20_Text"/>
      <text:p text:style-name="Preformatted_20_Text">Building(<text:span text:style-name="T1">building_id</text:span>, building_name [NN][UK])</text:p>
      <text:p text:style-name="Preformatted_20_Text"/>
      <text:p text:style-name="Preformatted_20_Text">Room(<text:span text:style-name="T1">room_id</text:span>, room_name [NN][UK], #building_id -&gt; Building [NN])</text:p>
      <text:p text:style-name="Preformatted_20_Text"/>
      <text:p text:style-name="Preformatted_20_Text">ExamEvent(<text:span text:style-name="T1">exam_event_id</text:span>, date [NN], #exam_type_id -&gt; ExamType [NN], </text:p>
      <text:p text:style-name="Preformatted_20_Text"><text:tab/> <text:s text:c="2"/>#course_id -&gt; Course [NN], #room_id -&gt; Room [NN])</text:p>
      <text:p text:style-name="Preformatted_20_Text"/>
      <text:p text:style-name="Preformatted_20_Text">Enrollment(<text:span text:style-name="T1">#student_id -&gt; Student</text:span>, <text:span text:style-name="T1">#course_id -&gt; Course</text:span>)</text:p>
      <text:p text:style-name="Preformatted_20_Text"/>
      <text:p text:style-name="Preformatted_20_Text">Assessment(<text:span text:style-name="T1">#student_id -&gt; Student</text:span>, <text:span text:style-name="T1">#exam_event_id -&gt; ExamEvent</text:span>, <text:span text:style-name="T2">grade</text:span> [NN]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19:40:48.521991363</dc:date>
    <meta:editing-duration>PT2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2" meta:character-count="593" meta:non-whitespace-character-count="536"/>
  </office:meta>
</office:document-meta>
</file>